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066d9b" officeooo:paragraph-rsid="00066d9b" style:font-size-asian="10pt" style:font-size-complex="10pt"/>
    </style:style>
    <style:style style:name="P2" style:family="paragraph" style:parent-style-name="Standard">
      <style:paragraph-properties fo:text-align="center" style:justify-single-word="false"/>
      <style:text-properties fo:color="#c9211e" loext:opacity="100%" fo:font-size="10pt" fo:font-weight="bold" officeooo:rsid="00066d9b" officeooo:paragraph-rsid="00066d9b" style:font-size-asian="10pt" style:font-weight-asian="bold" style:font-size-complex="10pt" style:font-weight-complex="bold"/>
    </style:style>
    <style:style style:name="P3" style:family="paragraph" style:parent-style-name="Standard">
      <style:text-properties fo:color="#c9211e" loext:opacity="100%" fo:font-size="10pt" officeooo:rsid="00066d9b" officeooo:paragraph-rsid="00066d9b" style:font-size-asian="10pt" style:font-size-complex="10pt"/>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text-properties officeooo:rsid="00066d9b" officeooo:paragraph-rsid="00066d9b"/>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text-properties fo:font-size="10pt" style:font-size-asian="10pt" style:font-size-complex="10pt"/>
    </style:style>
    <style:style style:name="P12" style:family="paragraph" style:parent-style-name="Text_20_body">
      <style:paragraph-properties fo:text-align="center" style:justify-single-word="false"/>
      <style:text-properties fo:color="#c9211e" loext:opacity="100%" fo:font-size="10pt" fo:font-weight="bold" officeooo:rsid="00066d9b" officeooo:paragraph-rsid="00066d9b" style:font-size-asian="10pt" style:font-weight-asian="bold" style:font-size-complex="10pt" style:font-weight-complex="bold"/>
    </style:style>
    <style:style style:name="T1" style:family="text">
      <style:text-properties fo:font-size="10pt" style:font-size-asian="10pt" style:font-size-complex="10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D(E2,1,FIND(“.”,E2,1)-1)</text:p>
      <text:p text:style-name="P1"/>
      <text:p text:style-name="P6"><text:span text:style-name="T1">The formula </text:span><text:span text:style-name="Source_20_Text"><text:span text:style-name="T1">=MID(E2,1,FIND(“.”,E2,1)-1)</text:span></text:span><text:span text:style-name="T1"> in Excel is used to extract a substring from the text in cell E2. Here’s how it works:</text:span></text:p>
      <text:list xml:id="list3694781044" text:style-name="L1">
        <text:list-item>
          <text:p text:style-name="P5"><text:span text:style-name="Source_20_Text"><text:span text:style-name="T1">FIND(“.”,E2,1)</text:span></text:span><text:span text:style-name="T1"> looks for the position of the first period (“.”) in the text in cell E2, starting from the first character. </text:span></text:p>
        </text:list-item>
        <text:list-item>
          <text:p text:style-name="P4"><text:span text:style-name="Source_20_Text"><text:span text:style-name="T1">MID(E2,1,FIND(“.”,E2,1)-1)</text:span></text:span><text:span text:style-name="T1"> extracts a substring from the text in cell E2. It starts from the first character (the second argument is “1”) and takes as many characters as the position of the first period minus one. </text:span></text:p>
        </text:list-item>
      </text:list>
      <text:p text:style-name="Text_20_body"><text:span text:style-name="T1">So, if cell E2 contains “example.com”, the formula will return “example”. If there’s no period in the text, the formula will return an error because </text:span><text:span text:style-name="Source_20_Text"><text:span text:style-name="T1">FIND</text:span></text:span><text:span text:style-name="T1"> can’t find a period.</text:span></text:p>
      <text:p text:style-name="P2">=COUNTIF(Sheet1!$A$2:$A$175, ‘By Server Status’!A125)</text:p>
      <text:p text:style-name="P3"/>
      <text:p text:style-name="P6"><text:span text:style-name="T1">The Excel formula </text:span><text:span text:style-name="Source_20_Text"><text:span text:style-name="T1">=COUNTIF(Sheet1!$A$2:$A$175, 'By Server Status'!A125)</text:span></text:span><text:span text:style-name="T1"> counts the number of cells within the range A2 to A175 on Sheet1 that match the value in cell A125 on the ‘By Server Status’ sheet.</text:span></text:p>
      <text:p text:style-name="P11">Here’s a breakdown:</text:p>
      <text:list xml:id="list4042355060" text:style-name="L2">
        <text:list-item>
          <text:p text:style-name="P8"><text:span text:style-name="Source_20_Text"><text:span text:style-name="T1">Sheet1!$A$2:$A$175</text:span></text:span><text:span text:style-name="T1"> refers to the range of cells from A2 to A175 on Sheet1. </text:span></text:p>
        </text:list-item>
        <text:list-item>
          <text:p text:style-name="P8"><text:span text:style-name="Source_20_Text"><text:span text:style-name="T1">'By Server Status'!A125</text:span></text:span><text:span text:style-name="T1"> refers to the value in cell A125 on the ‘By Server Status’ sheet. </text:span></text:p>
        </text:list-item>
        <text:list-item>
          <text:p text:style-name="P7"><text:span text:style-name="Source_20_Text"><text:span text:style-name="T1">COUNTIF(range, criteria)</text:span></text:span><text:span text:style-name="T1"> is an Excel function that counts the number of cells within a range that meet the given criteria. </text:span></text:p>
        </text:list-item>
      </text:list>
      <text:p text:style-name="P11">So, this formula is checking how many times the value in ‘By Server Status’!A125 appears in the range A2:A175 on Sheet1. If, for example, ‘By Server Status’!A125 contains the value “Server1”, the formula will count how many times “Server1” appears in the specified range on Sheet1.</text:p>
      <text:p text:style-name="P12">=VLOOKUP([@[Server Name]], Table13, 7, FALSE)</text:p>
      <text:p text:style-name="P6"><text:span text:style-name="T1">The formula you’ve provided is a </text:span><text:span text:style-name="Source_20_Text"><text:span text:style-name="T1">VLOOKUP</text:span></text:span><text:span text:style-name="T1"> function in Excel. Here’s what it does:</text:span></text:p>
      <text:list xml:id="list1075507771" text:style-name="L3">
        <text:list-item>
          <text:p text:style-name="P10"><text:span text:style-name="Source_20_Text"><text:span text:style-name="T1">VLOOKUP</text:span></text:span><text:span text:style-name="T1"> is a function in Excel that allows you to look up and retrieve data from a specific column in a table. </text:span></text:p>
        </text:list-item>
        <text:list-item>
          <text:p text:style-name="P10"><text:span text:style-name="T1">The formula </text:span><text:span text:style-name="Source_20_Text"><text:span text:style-name="T1">=VLOOKUP([@[Server Name]], Table13, 7, FALSE)</text:span></text:span><text:span text:style-name="T1"> works as follows: </text:span></text:p>
          <text:list>
            <text:list-item>
              <text:p text:style-name="P10"><text:span text:style-name="Source_20_Text"><text:span text:style-name="T1">[@[Server Name]]</text:span></text:span><text:span text:style-name="T1"> is the value you want to look up. It refers to the value in the “Server Name” column of the current row. </text:span></text:p>
            </text:list-item>
            <text:list-item>
              <text:p text:style-name="P10"><text:span text:style-name="Source_20_Text"><text:span text:style-name="T1">Table13</text:span></text:span><text:span text:style-name="T1"> is the table array where the data is located. The VLOOKUP function will search for the </text:span><text:span text:style-name="Source_20_Text"><text:span text:style-name="T1">[@[Server Name]]</text:span></text:span><text:span text:style-name="T1"> value in the first column of this table. </text:span></text:p>
            </text:list-item>
            <text:list-item>
              <text:p text:style-name="P10"><text:span text:style-name="Source_20_Text"><text:span text:style-name="T1">7</text:span></text:span><text:span text:style-name="T1"> is the column index number in </text:span><text:span text:style-name="Source_20_Text"><text:span text:style-name="T1">Table13</text:span></text:span><text:span text:style-name="T1"> from which the matching value must be returned. So, the function will return a value from the 7th column of </text:span><text:span text:style-name="Source_20_Text"><text:span text:style-name="T1">Table13</text:span></text:span><text:span text:style-name="T1">. </text:span></text:p>
            </text:list-item>
            <text:list-item>
              <text:p text:style-name="P9"><text:span text:style-name="Source_20_Text"><text:span text:style-name="T1">FALSE</text:span></text:span><text:span text:style-name="T1"> means that you want an exact match. If the function can’t find an exact match, it will return an </text:span><text:span text:style-name="Source_20_Text"><text:span text:style-name="T1">#N/A</text:span></text:span><text:span text:style-name="T1"> error. </text:span></text:p>
            </text:list-item>
          </text:list>
        </text:list-item>
      </text:list>
      <text:p text:style-name="Text_20_body"><text:span text:style-name="T1">So, in summary, this formula is looking for the </text:span><text:span text:style-name="Source_20_Text"><text:span text:style-name="T1">[@[Server Name]]</text:span></text:span><text:span text:style-name="T1"> value in the first column of </text:span><text:span text:style-name="Source_20_Text"><text:span text:style-name="T1">Table13</text:span></text:span><text:span text:style-name="T1">, and when it finds a match, it returns the value from the 7th column of the same row in </text:span><text:span text:style-name="Source_20_Text"><text:span text:style-name="T1">Table13</text:span></text:span><text:span text:style-name="T1">. If it can’t find an exact match, it will return an </text:span><text:span text:style-name="Source_20_Text"><text:span text:style-name="T1">#N/A</text:span></text:span><text:span text:style-name="T1"> error.</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7T09:43:33.004419407</meta:creation-date>
    <dc:date>2023-12-07T11:04:10.138670585</dc:date>
    <meta:editing-duration>PT50M16S</meta:editing-duration>
    <meta:editing-cycles>1</meta:editing-cycles>
    <meta:document-statistic meta:table-count="0" meta:image-count="0" meta:object-count="0" meta:page-count="1" meta:paragraph-count="21" meta:word-count="458" meta:character-count="2639" meta:non-whitespace-character-count="2202"/>
    <meta:generator>LibreOffice/7.3.7.2$Linux_X86_64 LibreOffice_project/30$Build-2</meta:generator>
  </office:meta>
</office:document-meta>
</file>